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wavcheck</text:p>
          </table:table-cell>
        </table:table-row>
        <table:table-row table:style-name="ro1">
          <table:table-cell office:value-type="float" office:value="3611491" calcext:value-type="float">
            <text:p>361149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2p2426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2p7932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2p7933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2p7987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2p8362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2p8551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2p8613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2p9880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0868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1283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1426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2147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2279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3341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4324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078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37512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5382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5429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31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432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54403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40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419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443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443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46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496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449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5452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5809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5459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5461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67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70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74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483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510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5636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7287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57442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5750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6116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6138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6139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6141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6142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614294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6143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614487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6151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61669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617227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618032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string" calcext:value-type="string">
            <text:p>2013p6242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6662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3p7396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3p8666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3p9163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0541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2406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4p2407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2407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4p3573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3984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14p4299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4p4566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4751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4761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7125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4p7151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4p7538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14p881302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13:34.827032987</meta:creation-date>
    <dc:date>2018-03-27T15:15:07.516492546</dc:date>
    <meta:editing-duration>PT1M33S</meta:editing-duration>
    <meta:editing-cycles>2</meta:editing-cycles>
    <meta:generator>LibreOffice/5.0.6.2$Linux_X86_64 LibreOffice_project/00$Build-2</meta:generator>
    <meta:document-statistic meta:table-count="1" meta:cell-count="150" meta:object-count="0"/>
  </office:meta>
</office:document-meta>
</file>